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fo:keep-together="auto"/>
    </style:style>
    <style:style style:name="Tabel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D1"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6.725cm" fo:margin-left="-0.132cm" table:align="left" style:writing-mode="lr-tb"/>
    </style:style>
    <style:style style:name="Tabel2.A" style:family="table-column">
      <style:table-column-properties style:column-width="3.298cm"/>
    </style:style>
    <style:style style:name="Tabel2.B" style:family="table-column">
      <style:table-column-properties style:column-width="0.953cm"/>
    </style:style>
    <style:style style:name="Tabel2.H" style:family="table-column">
      <style:table-column-properties style:column-width="0.998cm"/>
    </style:style>
    <style:style style:name="Tabel2.I" style:family="table-column">
      <style:table-column-properties style:column-width="1cm"/>
    </style:style>
    <style:style style:name="Tabel2.L" style:family="table-column">
      <style:table-column-properties style:column-width="0.924cm"/>
    </style:style>
    <style:style style:name="Tabel2.O" style:family="table-column">
      <style:table-column-properties style:column-width="0.942cm"/>
    </style:style>
    <style:style style:name="Tabel2.1" style:family="table-row">
      <style:table-row-properties fo:keep-together="always"/>
    </style:style>
    <style:style style:name="Tabel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2.O1" style:family="table-cell">
      <style:table-cell-properties style:vertical-align="top" fo:padding-left="0.123cm" fo:padding-right="0.123cm" fo:padding-top="0cm" fo:padding-bottom="0cm" fo:border="0.5pt solid #000000" style:writing-mode="lr-tb"/>
    </style:style>
    <style:style style:name="Tabel3" style:family="table">
      <style:table-properties style:width="16.325cm" fo:margin-left="-0.199cm" table:align="left" style:writing-mode="lr-tb"/>
    </style:style>
    <style:style style:name="Tabel3.A" style:family="table-column">
      <style:table-column-properties style:column-width="16.325cm"/>
    </style:style>
    <style:style style:name="Tabel3.1" style:family="table-row">
      <style:table-row-properties fo:keep-together="auto"/>
    </style:style>
    <style:style style:name="Tabel3.A1" style:family="table-cell">
      <style:table-cell-properties style:vertical-align="top" fo:padding-left="0.191cm" fo:padding-right="0.191cm" fo:padding-top="0cm" fo:padding-bottom="0cm" fo:border="0.5pt solid #000000" style:writing-mode="lr-tb"/>
    </style:style>
    <style:style style:name="Tabel4" style:family="table">
      <style:table-properties style:width="16.325cm" fo:margin-left="-0.199cm" table:align="left" style:writing-mode="lr-tb"/>
    </style:style>
    <style:style style:name="Tabel4.A" style:family="table-column">
      <style:table-column-properties style:column-width="16.325cm"/>
    </style:style>
    <style:style style:name="Tabel4.1" style:family="table-row">
      <style:table-row-properties fo:keep-together="auto"/>
    </style:style>
    <style:style style:name="Tabel4.A1" style:family="table-cell">
      <style:table-cell-properties style:vertical-align="top" fo:padding-left="0.191cm" fo:padding-right="0.191cm" fo:padding-top="0cm" fo:padding-bottom="0cm" fo:border="0.5pt solid #000000" style:writing-mode="lr-tb"/>
    </style:style>
    <style:style style:name="Tabel5" style:family="table">
      <style:table-properties style:width="16.529cm" table:align="left" style:writing-mode="lr-tb"/>
    </style:style>
    <style:style style:name="Tabel5.A" style:family="table-column">
      <style:table-column-properties style:column-width="6.001cm"/>
    </style:style>
    <style:style style:name="Tabel5.B" style:family="table-column">
      <style:table-column-properties style:column-width="1.501cm"/>
    </style:style>
    <style:style style:name="Tabel5.C" style:family="table-column">
      <style:table-column-properties style:column-width="3.251cm"/>
    </style:style>
    <style:style style:name="Tabel5.D" style:family="table-column">
      <style:table-column-properties style:column-width="5.777cm"/>
    </style:style>
    <style:style style:name="Tabel5.1" style:family="table-row">
      <style:table-row-properties fo:keep-together="auto"/>
    </style:style>
    <style:style style:name="Tabel5.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5.D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5.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2" style:family="table-cell">
      <style:table-cell-properties style:vertical-align="top" fo:padding-left="0.191cm" fo:padding-right="0.191cm" fo:padding-top="0cm" fo:padding-bottom="0cm" fo:border="0.75pt solid #000000" style:writing-mode="lr-tb"/>
    </style:style>
    <style:style style:name="Tabel5.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3" style:family="table-cell">
      <style:table-cell-properties style:vertical-align="top" fo:padding-left="0.191cm" fo:padding-right="0.191cm" fo:padding-top="0cm" fo:padding-bottom="0cm" fo:border="0.75pt solid #000000" style:writing-mode="lr-tb"/>
    </style:style>
    <style:style style:name="Tabel5.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4" style:family="table-cell">
      <style:table-cell-properties style:vertical-align="top" fo:padding-left="0.191cm" fo:padding-right="0.191cm" fo:padding-top="0cm" fo:padding-bottom="0cm" fo:border="0.75pt solid #000000" style:writing-mode="lr-tb"/>
    </style:style>
    <style:style style:name="Tabel6" style:family="table">
      <style:table-properties style:width="16.563cm" table:align="left" style:writing-mode="lr-tb"/>
    </style:style>
    <style:style style:name="Tabel6.A" style:family="table-column">
      <style:table-column-properties style:column-width="6.509cm"/>
    </style:style>
    <style:style style:name="Tabel6.B" style:family="table-column">
      <style:table-column-properties style:column-width="10.054cm"/>
    </style:style>
    <style:style style:name="Tabel6.1" style:family="table-row">
      <style:table-row-properties fo:keep-together="auto"/>
    </style:style>
    <style:style style:name="Tabel6.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6.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el6.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6.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6.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6.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7" style:family="table">
      <style:table-properties style:width="16.695cm" table:align="left" style:writing-mode="lr-tb"/>
    </style:style>
    <style:style style:name="Tabel7.A" style:family="table-column">
      <style:table-column-properties style:column-width="4.001cm"/>
    </style:style>
    <style:style style:name="Tabel7.B" style:family="table-column">
      <style:table-column-properties style:column-width="4.255cm"/>
    </style:style>
    <style:style style:name="Tabel7.C" style:family="table-column">
      <style:table-column-properties style:column-width="8.44cm"/>
    </style:style>
    <style:style style:name="Tabel7.1" style:family="table-row">
      <style:table-row-properties fo:keep-together="auto"/>
    </style:style>
    <style:style style:name="Tabel7.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7.C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7.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7.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7.C2" style:family="table-cell">
      <style:table-cell-properties style:vertical-align="top" fo:padding-left="0.191cm" fo:padding-right="0.191cm" fo:padding-top="0cm" fo:padding-bottom="0cm" fo:border="0.75pt solid #000000" style:writing-mode="lr-tb"/>
    </style:style>
    <style:style style:name="Tabel7.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7.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7.C3" style:family="table-cell">
      <style:table-cell-properties style:vertical-align="top" fo:padding-left="0.191cm" fo:padding-right="0.191cm" fo:padding-top="0cm" fo:padding-bottom="0cm" fo:border="0.75pt solid #000000" style:writing-mode="lr-tb"/>
    </style:style>
    <style:style style:name="Tabel7.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7.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7.C4" style:family="table-cell">
      <style:table-cell-properties style:vertical-align="top" fo:padding-left="0.191cm" fo:padding-right="0.191cm" fo:padding-top="0cm" fo:padding-bottom="0cm" fo:border="0.75pt solid #000000" style:writing-mode="lr-tb"/>
    </style:style>
    <style:style style:name="Tabel8" style:family="table">
      <style:table-properties style:width="16.718cm" table:align="left" style:writing-mode="lr-tb"/>
    </style:style>
    <style:style style:name="Tabel8.A" style:family="table-column">
      <style:table-column-properties style:column-width="4.251cm"/>
    </style:style>
    <style:style style:name="Tabel8.B" style:family="table-column">
      <style:table-column-properties style:column-width="12.467cm"/>
    </style:style>
    <style:style style:name="Tabel8.1" style:family="table-row">
      <style:table-row-properties fo:keep-together="always"/>
    </style:style>
    <style:style style:name="Tabel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1" style:family="table-cell">
      <style:table-cell-properties style:vertical-align="top" fo:padding-left="0.191cm" fo:padding-right="0.191cm" fo:padding-top="0cm" fo:padding-bottom="0cm" fo:border="0.5pt solid #000000" style:writing-mode="lr-tb"/>
    </style:style>
    <style:style style:name="Tabel9" style:family="table">
      <style:table-properties style:width="16.718cm" table:align="left" style:writing-mode="lr-tb"/>
    </style:style>
    <style:style style:name="Tabel9.A" style:family="table-column">
      <style:table-column-properties style:column-width="4.251cm"/>
    </style:style>
    <style:style style:name="Tabel9.B" style:family="table-column">
      <style:table-column-properties style:column-width="12.467cm"/>
    </style:style>
    <style:style style:name="Tabel9.1" style:family="table-row">
      <style:table-row-properties fo:keep-together="auto"/>
    </style:style>
    <style:style style:name="Tabel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9.B1" style:family="table-cell">
      <style:table-cell-properties style:vertical-align="top" fo:padding-left="0.191cm" fo:padding-right="0.191cm" fo:padding-top="0cm" fo:padding-bottom="0cm" fo:border="0.5pt solid #000000" style:writing-mode="lr-tb"/>
    </style:style>
    <style:style style:name="P1" style:family="paragraph" style:parent-style-name="Text_20_body">
      <style:paragraph-properties style:line-height-at-least="0.423cm" fo:orphans="0" fo:widows="0"/>
    </style:style>
    <style:style style:name="P2" style:family="paragraph" style:parent-style-name="Text_20_body">
      <style:text-properties fo:font-weight="bold" style:font-weight-asian="bold"/>
    </style:style>
    <style:style style:name="P3" style:family="paragraph" style:parent-style-name="Heading_20_2">
      <style:paragraph-properties fo:margin-left="0cm" fo:margin-right="0cm" fo:text-indent="0cm" style:auto-text-indent="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style:snap-to-layout-grid="false"/>
      <style:text-properties fo:font-weight="bold" style:font-weight-asian="bold" style:font-weight-complex="bold"/>
    </style:style>
    <style:style style:name="P7" style:family="paragraph" style:parent-style-name="Standard">
      <style:paragraph-properties style:snap-to-layout-grid="false"/>
    </style:style>
    <style:style style:name="P8" style:family="paragraph" style:parent-style-name="Standard">
      <style:paragraph-properties style:snap-to-layout-grid="false"/>
      <style:text-properties style:font-weight-complex="bold"/>
    </style:style>
    <style:style style:name="P9" style:family="paragraph" style:parent-style-name="Standard">
      <style:paragraph-properties>
        <style:tab-stops>
          <style:tab-stop style:position="2.501cm"/>
        </style:tab-stops>
      </style:paragraph-properties>
      <style:text-properties style:font-weight-complex="bold"/>
    </style:style>
    <style:style style:name="P10" style:family="paragraph" style:parent-style-name="Standard">
      <style:paragraph-properties style:snap-to-layout-grid="false">
        <style:tab-stops>
          <style:tab-stop style:position="2.501cm"/>
        </style:tab-stops>
      </style:paragraph-properties>
      <style:text-properties style:font-weight-complex="bold"/>
    </style:style>
    <style:style style:name="P11" style:family="paragraph" style:parent-style-name="Standard">
      <style:paragraph-properties style:line-height-at-least="0.423cm" fo:orphans="0" fo:widows="0"/>
    </style:style>
    <style:style style:name="P12" style:family="paragraph" style:parent-style-name="Standard">
      <style:paragraph-properties style:line-height-at-least="0.423cm" fo:orphans="0" fo:widows="0"/>
      <style:text-properties style:font-name-asian="Arial"/>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padding-left="0cm" fo:padding-right="0cm" fo:padding-top="0.035cm" fo:padding-bottom="0cm" fo:border-left="none" fo:border-right="none" fo:border-top="0.74pt solid #000000" fo:border-bottom="none"/>
    </style:style>
    <style:style style:name="P1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tyle>
    <style:style style:name="P1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font-weight="bold" style:font-size-asian="18pt" style:font-weight-asian="bold"/>
    </style:style>
    <style:style style:name="P18" style:family="paragraph" style:parent-style-name="Standard">
      <style:paragraph-properties fo:margin-left="0cm" fo:margin-right="0.635cm" fo:text-indent="0cm" style:auto-text-indent="false"/>
    </style:style>
    <style:style style:name="P19"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0"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style>
    <style:style style:name="P21" style:family="paragraph" style:parent-style-name="Standard">
      <style:paragraph-properties fo:margin-left="0cm" fo:margin-right="0.127cm" fo:text-align="end" style:justify-single-word="false" fo:text-indent="0cm" style:auto-text-indent="false"/>
    </style:style>
    <style:style style:name="P22" style:family="paragraph" style:parent-style-name="Heading">
      <style:paragraph-properties fo:text-align="end" style:justify-single-word="false"/>
    </style:style>
    <style:style style:name="P23" style:family="paragraph" style:parent-style-name="Heading">
      <style:paragraph-properties fo:text-align="end" style:justify-single-word="false"/>
      <style:text-properties style:font-weight-complex="bold"/>
    </style:style>
    <style:style style:name="P24" style:family="paragraph" style:parent-style-name="Heading">
      <style:paragraph-properties fo:break-before="page"/>
    </style:style>
    <style:style style:name="P25" style:family="paragraph" style:parent-style-name="Heading" style:master-page-name="Standard">
      <style:paragraph-properties fo:text-align="end" style:justify-single-word="false" style:page-number="auto"/>
      <style:text-properties style:font-weight-complex="bold"/>
    </style:style>
    <style:style style:name="P26" style:family="paragraph" style:parent-style-name="Heading" style:master-page-name="_31__20_converteren">
      <style:paragraph-properties style:page-number="auto"/>
    </style:style>
    <style:style style:name="P27" style:family="paragraph" style:parent-style-name="Heading_20_1">
      <style:paragraph-properties>
        <style:tab-stops>
          <style:tab-stop style:position="0.762cm"/>
          <style:tab-stop style:position="16.51cm" style:type="right"/>
        </style:tab-stops>
      </style:paragraph-properties>
    </style:style>
    <style:style style:name="P28" style:family="paragraph" style:parent-style-name="InfoBlue">
      <style:paragraph-properties style:line-height-at-least="0.423cm" fo:orphans="0" fo:widows="0"/>
    </style:style>
    <style:style style:name="P29" style:family="paragraph" style:parent-style-name="InfoBlue">
      <style:paragraph-properties style:snap-to-layout-grid="false"/>
    </style:style>
    <style:style style:name="P30" style:family="paragraph" style:parent-style-name="Item">
      <style:paragraph-properties style:snap-to-layout-grid="false">
        <style:tab-stops>
          <style:tab-stop style:position="2.501cm"/>
        </style:tab-stops>
      </style:paragraph-properties>
      <style:text-properties fo:font-size="10pt" style:font-size-asian="10pt"/>
    </style:style>
    <style:style style:name="P31" style:family="paragraph" style:parent-style-name="Contents_20_2">
      <style:paragraph-properties>
        <style:tab-stops>
          <style:tab-stop style:position="15.921cm" style:type="right" style:leader-style="dotted" style:leader-text="."/>
          <style:tab-stop style:position="16.51cm" style:type="right"/>
        </style:tab-stops>
      </style:paragraph-properties>
    </style:style>
    <style:style style:name="P32"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T1" style:family="text">
      <style:text-properties fo:language="nl" fo:country="NL"/>
    </style:style>
    <style:style style:name="T2" style:family="text">
      <style:text-properties style:font-name-asian="Ari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fo:font-size="18pt" fo:font-weight="bold" style:font-size-asian="18pt" style:font-weight-asian="bold"/>
    </style:style>
    <style:style style:name="T7" style:family="text">
      <style:text-properties style:font-name="Symbol"/>
    </style:style>
    <style:style style:name="T8" style:family="text">
      <style:text-properties fo:font-size="7pt" style:font-size-asian="7pt" style:font-size-complex="7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user-defined style:data-style-name="N0" text:name="Subject">&lt;Projectnaam&gt;</text:user-defined></text:p>
      <text:p text:style-name="P23"><text:user-defined style:data-style-name="N0" text:name="Title">Vision</text:user-defined></text:p>
      <text:p text:style-name="P23"/>
      <text:p text:style-name="P22">Versie <text:user-defined style:data-style-name="N0" text:name="versie">0.1</text:user-defined></text:p>
      <text:p text:style-name="Text_20_body"/>
      <text:p text:style-name="Standard"/>
      <text:p text:style-name="InfoBlue">[Om de automatische velden in Word bij te werken (die welke een grijze achtergrond tonen bij selecteren), moet u Bestand &gt; Eigenschappen &gt; Samenvatting selecteren en Titel, Onderwerp en Bedrijf vervangen door de juiste informatie. Doe hetzelfde met Eigenschappen &gt; Aangepast; vervang versie en datum waarde door de juiste informatie. Sluit het dialoogvenster en update de automatische velden in het gehele document door Bewerken &gt; Alles selecteren te kiezen (of Ctrl-A) en op F9 te drukken, of klik het veld aan en druk op F9. Dit moet nog een keer apart gebeuren voor de koptekst en de voettekst. Met Alt-F9 wisselt u tussen de weergave van de veldnamen en hun inhoud. Kies Help &gt; Microsoft Word help voor meer informatie over het werken met velden.] </text:p>
      <text:p text:style-name="Text_20_body"/>
      <text:p text:style-name="Standard"/>
      <text:p text:style-name="P26">Documenthistorie</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Datum</text:p>
          </table:table-cell>
          <table:table-cell table:style-name="Tabel1.A1" office:value-type="string">
            <text:p text:style-name="P4">Versie</text:p>
          </table:table-cell>
          <table:table-cell table:style-name="Tabel1.A1" office:value-type="string">
            <text:p text:style-name="P4">Beschrijving</text:p>
          </table:table-cell>
          <table:table-cell table:style-name="Tabel1.D1" office:value-type="string">
            <text:p text:style-name="P4">Auteur</text:p>
          </table:table-cell>
        </table:table-row>
        <table:table-row table:style-name="Tabel1.1">
          <table:table-cell table:style-name="Tabel1.A1" office:value-type="string">
            <text:p text:style-name="P7"/>
          </table:table-cell>
          <table:table-cell table:style-name="Tabel1.A1" office:value-type="string">
            <text:p text:style-name="Standard">0.1</text:p>
          </table:table-cell>
          <table:table-cell table:style-name="Tabel1.A1" office:value-type="string">
            <text:p text:style-name="Standard">Initiële versie</text:p>
          </table:table-cell>
          <table:table-cell table:style-name="Tabel1.D1" office:value-type="string">
            <text:p text:style-name="P7"/>
          </table:table-cell>
        </table:table-row>
        <table:table-row table:style-name="Tabel1.1">
          <table:table-cell table:style-name="Tabel1.A1" office:value-type="string">
            <text:p text:style-name="P7"/>
          </table:table-cell>
          <table:table-cell table:style-name="Tabel1.A1" office:value-type="string">
            <text:p text:style-name="P7"/>
          </table:table-cell>
          <table:table-cell table:style-name="Tabel1.A1" office:value-type="string">
            <text:p text:style-name="P7"/>
          </table:table-cell>
          <table:table-cell table:style-name="Tabel1.D1" office:value-type="string">
            <text:p text:style-name="P7"/>
          </table:table-cell>
        </table:table-row>
        <table:table-row table:style-name="Tabel1.1">
          <table:table-cell table:style-name="Tabel1.A1" office:value-type="string">
            <text:p text:style-name="P7"/>
          </table:table-cell>
          <table:table-cell table:style-name="Tabel1.A1" office:value-type="string">
            <text:p text:style-name="P7"/>
          </table:table-cell>
          <table:table-cell table:style-name="Tabel1.A1" office:value-type="string">
            <text:p text:style-name="P7"/>
          </table:table-cell>
          <table:table-cell table:style-name="Tabel1.D1" office:value-type="string">
            <text:p text:style-name="P7"/>
          </table:table-cell>
        </table:table-row>
        <table:table-row table:style-name="Tabel1.1">
          <table:table-cell table:style-name="Tabel1.A1" office:value-type="string">
            <text:p text:style-name="P7"/>
          </table:table-cell>
          <table:table-cell table:style-name="Tabel1.A1" office:value-type="string">
            <text:p text:style-name="P7"/>
          </table:table-cell>
          <table:table-cell table:style-name="Tabel1.A1" office:value-type="string">
            <text:p text:style-name="P7"/>
          </table:table-cell>
          <table:table-cell table:style-name="Tabel1.D1" office:value-type="string">
            <text:p text:style-name="P7"/>
          </table:table-cell>
        </table:table-row>
      </table:table>
      <text:p text:style-name="Standard"/>
      <text:p text:style-name="Standard"/>
      <text:p text:style-name="Heading">Distributie</text:p>
      <table:table table:name="Tabel2" table:style-name="Tabel2">
        <table:table-column table:style-name="Tabel2.A"/>
        <table:table-column table:style-name="Tabel2.B" table:number-columns-repeated="6"/>
        <table:table-column table:style-name="Tabel2.H"/>
        <table:table-column table:style-name="Tabel2.I"/>
        <table:table-column table:style-name="Tabel2.H"/>
        <table:table-column table:style-name="Tabel2.I"/>
        <table:table-column table:style-name="Tabel2.L" table:number-columns-repeated="3"/>
        <table:table-column table:style-name="Tabel2.O"/>
        <table:table-row table:style-name="Tabel2.1">
          <table:table-cell table:style-name="Tabel2.A1" office:value-type="string">
            <text:p text:style-name="P5">Naam</text:p>
          </table:table-cell>
          <table:table-cell table:style-name="Tabel2.A1" office:value-type="string">
            <text:p text:style-name="P5">0.1</text:p>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6"/>
          </table:table-cell>
          <table:table-cell table:style-name="Tabel2.A1" office:value-type="string">
            <text:p text:style-name="P7"/>
          </table:table-cell>
          <table:table-cell table:style-name="Tabel2.A1" office:value-type="string">
            <text:p text:style-name="P30"/>
          </table:table-cell>
          <table:table-cell table:style-name="Tabel2.A1" office:value-type="string">
            <text:p text:style-name="P30"/>
          </table:table-cell>
          <table:table-cell table:style-name="Tabel2.A1" office:value-type="string">
            <text:p text:style-name="P30"/>
          </table:table-cell>
          <table:table-cell table:style-name="Tabel2.O1" office:value-type="string">
            <text:p text:style-name="P30"/>
          </table:table-cell>
        </table:table-row>
        <table:table-row table:style-name="Tabel2.1">
          <table:table-cell table:style-name="Tabel2.A1" office:value-type="string">
            <text:p text:style-name="P6"/>
          </table:table-cell>
          <table:table-cell table:style-name="Tabel2.A1" office:value-type="string">
            <text:p text:style-name="P8"/>
          </table:table-cell>
          <table:table-cell table:style-name="Tabel2.A1" office:value-type="string">
            <text:p text:style-name="P8"/>
          </table:table-cell>
          <table:table-cell table:style-name="Tabel2.A1" office:value-type="string">
            <text:p text:style-name="P8"/>
          </table:table-cell>
          <table:table-cell table:style-name="Tabel2.A1" office:value-type="string">
            <text:p text:style-name="P8"/>
          </table:table-cell>
          <table:table-cell table:style-name="Tabel2.A1" office:value-type="string">
            <text:p text:style-name="P8"/>
          </table:table-cell>
          <table:table-cell table:style-name="Tabel2.A1" office:value-type="string">
            <text:p text:style-name="P8"/>
          </table:table-cell>
          <table:table-cell table:style-name="Tabel2.A1" office:value-type="string">
            <text:p text:style-name="P8"/>
          </table:table-cell>
          <table:table-cell table:style-name="Tabel2.A1" office:value-type="string">
            <text:p text:style-name="P8"/>
          </table:table-cell>
          <table:table-cell table:style-name="Tabel2.A1" office:value-type="string">
            <text:p text:style-name="P8"/>
          </table:table-cell>
          <table:table-cell table:style-name="Tabel2.A1" office:value-type="string">
            <text:p text:style-name="P8"/>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
      <text:p text:style-name="P9"/>
      <text:p text:style-name="P9"/>
      <text:p text:style-name="Heading">Accordering document</text:p>
      <text:p text:style-name="Standard"/>
      <table:table table:name="Tabel3" table:style-name="Tabel3">
        <table:table-column table:style-name="Tabel3.A"/>
        <table:table-row table:style-name="Tabel3.1">
          <table:table-cell table:style-name="Tabel3.A1" office:value-type="string">
            <text:p text:style-name="P11">Namens <text:user-defined style:data-style-name="N0" text:name="Company">&lt;Naam bedrijf opdrachtgever&gt;</text:user-defined></text:p>
            <text:p text:style-name="P11"/>
            <text:p text:style-name="P28">[Vul hier de naam van de ondertekenaar in]</text:p>
            <text:p text:style-name="P1"/>
            <text:p text:style-name="P1"/>
            <text:p text:style-name="P12">…………………</text:p>
          </table:table-cell>
        </table:table-row>
      </table:table>
      <text:p text:style-name="Standard"/>
      <text:p text:style-name="Standard"/>
      <text:p text:style-name="Standard"/>
      <table:table table:name="Tabel4" table:style-name="Tabel4">
        <table:table-column table:style-name="Tabel4.A"/>
        <table:table-row table:style-name="Tabel4.1">
          <table:table-cell table:style-name="Tabel4.A1" office:value-type="string">
            <text:p text:style-name="P11">Namens <text:span text:style-name="InfoBlue_20_Char"><text:span text:style-name="T1">[Vul hier naam bedrijf opdrachtnemer in]</text:span></text:span></text:p>
            <text:p text:style-name="P11"/>
            <text:p text:style-name="P28">[Vul hier de naam van de ondertekenaar in]</text:p>
            <text:p text:style-name="P1"/>
            <text:p text:style-name="P1"/>
            <text:p text:style-name="P11"><text:span text:style-name="T2">…………………</text:span>.</text:p>
          </table:table-cell>
        </table:table-row>
      </table:table>
      <text:p text:style-name="Standard"/>
      <text:p text:style-name="Standard"/>
      <text:p text:style-name="Standard"/>
      <text:p text:style-name="P24">Inhoudsopgave</text:p>
      <text:table-of-content text:style-name="Sect1" text:name="Inhoudsopgave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2">
            <text:index-source-style text:style-name="Punten"/>
          </text:index-source-styles>
        </text:table-of-content-source>
        <text:index-body>
          <text:p text:style-name="P32"><text:a xlink:type="simple" xlink:href="#__RefHeading__2458_92707104" text:style-name="Index_20_Link" text:visited-style-name="Index_20_Link">1. Inleiding<text:tab/>4</text:a></text:p>
          <text:p text:style-name="P31"><text:a xlink:type="simple" xlink:href="#__RefHeading__2460_92707104" text:style-name="Index_20_Link" text:visited-style-name="Index_20_Link">1.1 <text:s/>Doel van dit document<text:tab/>4</text:a></text:p>
          <text:p text:style-name="P31"><text:a xlink:type="simple" xlink:href="#__RefHeading__2462_92707104" text:style-name="Index_20_Link" text:visited-style-name="Index_20_Link">1.2 <text:s/>Referenties<text:tab/>4</text:a></text:p>
          <text:p text:style-name="P32"><text:a xlink:type="simple" xlink:href="#__RefHeading__2464_92707104" text:style-name="Index_20_Link" text:visited-style-name="Index_20_Link">2. Positionering<text:tab/>5</text:a></text:p>
          <text:p text:style-name="P31"><text:a xlink:type="simple" xlink:href="#__RefHeading__2466_92707104" text:style-name="Index_20_Link" text:visited-style-name="Index_20_Link">2.1 <text:s/>Het huidige bedrijfsproces<text:tab/>5</text:a></text:p>
          <text:p text:style-name="P31"><text:a xlink:type="simple" xlink:href="#__RefHeading__2468_92707104" text:style-name="Index_20_Link" text:visited-style-name="Index_20_Link">2.2 <text:s/>Probleemstelling<text:tab/>5</text:a></text:p>
          <text:p text:style-name="P31"><text:a xlink:type="simple" xlink:href="#__RefHeading__2470_92707104" text:style-name="Index_20_Link" text:visited-style-name="Index_20_Link">2.3 <text:s/>Alternatieve oplossingen<text:tab/>5</text:a></text:p>
          <text:p text:style-name="P32"><text:a xlink:type="simple" xlink:href="#__RefHeading__2472_92707104" text:style-name="Index_20_Link" text:visited-style-name="Index_20_Link">3. Belanghebbenden<text:tab/>6</text:a></text:p>
          <text:p text:style-name="P31"><text:a xlink:type="simple" xlink:href="#__RefHeading__2474_92707104" text:style-name="Index_20_Link" text:visited-style-name="Index_20_Link">3.1 <text:s/>Overzicht belanghebbendenvertegenwoordigers<text:tab/>6</text:a></text:p>
          <text:p text:style-name="P31"><text:a xlink:type="simple" xlink:href="#__RefHeading__2476_92707104" text:style-name="Index_20_Link" text:visited-style-name="Index_20_Link">3.2 <text:s/>Profiel van de belanghebbenden<text:tab/>6</text:a></text:p>
          <text:p text:style-name="P31"><text:a xlink:type="simple" xlink:href="#__RefHeading__2478_92707104" text:style-name="Index_20_Link" text:visited-style-name="Index_20_Link">3.3 <text:s/>Behoeften van belanghebbenden<text:tab/>7</text:a></text:p>
          <text:p text:style-name="P32"><text:a xlink:type="simple" xlink:href="#__RefHeading__2480_92707104" text:style-name="Index_20_Link" text:visited-style-name="Index_20_Link">4. Productperspectief<text:tab/>8</text:a></text:p>
          <text:p text:style-name="P32"><text:a xlink:type="simple" xlink:href="#__RefHeading__2482_92707104" text:style-name="Index_20_Link" text:visited-style-name="Index_20_Link">5. Producteigenschappen<text:tab/>9</text:a></text:p>
          <text:p text:style-name="P32"><text:a xlink:type="simple" xlink:href="#__RefHeading__2484_92707104" text:style-name="Index_20_Link" text:visited-style-name="Index_20_Link">6. Overige requirements<text:tab/>10</text:a></text:p>
          <text:p text:style-name="P31"><text:a xlink:type="simple" xlink:href="#__RefHeading__2486_92707104" text:style-name="Index_20_Link" text:visited-style-name="Index_20_Link">6.1 <text:s/>Niet-functionele requirements<text:tab/>10</text:a></text:p>
          <text:p text:style-name="P31"><text:a xlink:type="simple" xlink:href="#__RefHeading__2488_92707104" text:style-name="Index_20_Link" text:visited-style-name="Index_20_Link">6.2 <text:s/>Randvoorwaarden<text:tab/>10</text:a></text:p>
          <text:p text:style-name="P31"><text:a xlink:type="simple" xlink:href="#__RefHeading__2490_92707104" text:style-name="Index_20_Link" text:visited-style-name="Index_20_Link">6.3 <text:s/>Documentatie requirements<text:tab/>10</text:a></text:p>
          <text:p text:style-name="P32"><text:a xlink:type="simple" xlink:href="#__RefHeading__2492_92707104" text:style-name="Index_20_Link" text:visited-style-name="Index_20_Link">7. Openstaande punten<text:tab/>11</text:a></text:p>
        </text:index-body>
      </text:table-of-content>
      <text:h text:style-name="P27" text:outline-level="1"><text:bookmark-start text:name="__RefHeading__2458_92707104"/>Inleiding<text:bookmark-end text:name="__RefHeading__2458_92707104"/></text:h>
      <text:h text:style-name="Heading_20_2" text:outline-level="2"><text:bookmark-start text:name="__RefHeading__2460_92707104"/>Doel van dit document<text:bookmark-end text:name="__RefHeading__2460_92707104"/></text:h>
      <text:p text:style-name="InfoBlue">[Geef hier het doel van de <text:span text:style-name="T4">Vision </text:span>aan. Meestal formuleer je zoiets als de onderstaande tekst:]</text:p>
      <text:p text:style-name="Text_20_body">Dit document geeft de gemeenschappelijke visie van <text:user-defined style:data-style-name="N0" text:name="Company">&lt;Naam bedrijf opdrachtgever&gt;</text:user-defined> en &lt;Naam bedrijf opdrachtnemer&gt;<text:span text:style-name="T5"><text:user-defined style:data-style-name="N0" text:name="Manager"/></text:span><text:span text:style-name="T5"> </text:span>op het project <text:user-defined style:data-style-name="N0" text:name="Subject">&lt;Projectnaam&gt;</text:user-defined>. Het geeft de probleemstelling en de belanghebbenden weer, alsmede een samenvattend overzicht van de eisen die aan de beoogde applicatie worden gesteld. Deze eisen zijn nog niet verder uitgewerkt; de Vision dient als basis van waaruit deze uitwerking gestalte krijgt.</text:p>
      <text:h text:style-name="Heading_20_2" text:outline-level="2"><text:bookmark-start text:name="__RefHeading__2462_92707104"/>Referenties<text:bookmark-end text:name="__RefHeading__2462_92707104"/></text:h>
      <text:p text:style-name="InfoBlue">[Geef hier een volledige lijst van alle documenten waarnaar in dit document wordt verwezen of op basis waarvan het tot stand is gekomen (bijvoorbeeld: uitgangsdocumentatie van de klant en Glossary).]</text:p>
      <table:table table:name="Tabel5" table:style-name="Tabel5">
        <table:table-column table:style-name="Tabel5.A"/>
        <table:table-column table:style-name="Tabel5.B"/>
        <table:table-column table:style-name="Tabel5.C"/>
        <table:table-column table:style-name="Tabel5.D"/>
        <table:table-row table:style-name="Tabel5.1">
          <table:table-cell table:style-name="Tabel5.A1" office:value-type="string">
            <text:p text:style-name="P2">Titel</text:p>
          </table:table-cell>
          <table:table-cell table:style-name="Tabel5.A1" office:value-type="string">
            <text:p text:style-name="P2">Versie</text:p>
          </table:table-cell>
          <table:table-cell table:style-name="Tabel5.A1" office:value-type="string">
            <text:p text:style-name="P2">Auteur</text:p>
          </table:table-cell>
          <table:table-cell table:style-name="Tabel5.D1" office:value-type="string">
            <text:p text:style-name="P2">Vindplaats</text:p>
          </table:table-cell>
        </table:table-row>
        <table:table-row table:style-name="Tabel5.1">
          <table:table-cell table:style-name="Tabel5.A2" office:value-type="string">
            <text:p text:style-name="InfoBlue">[Geef hier de titel of documentnaam van de referentie]</text:p>
          </table:table-cell>
          <table:table-cell table:style-name="Tabel5.B2" office:value-type="string">
            <text:p text:style-name="P29"/>
          </table:table-cell>
          <table:table-cell table:style-name="Tabel5.C2" office:value-type="string">
            <text:p text:style-name="P29"/>
          </table:table-cell>
          <table:table-cell table:style-name="Tabel5.D2" office:value-type="string">
            <text:p text:style-name="InfoBlue">[Geef de vindplaats, indien mogelijk ook als hyperlink]</text:p>
          </table:table-cell>
        </table:table-row>
        <table:table-row table:style-name="Tabel5.1">
          <table:table-cell table:style-name="Tabel5.A3" office:value-type="string">
            <text:p text:style-name="Standard">Project Start Architectuur</text:p>
          </table:table-cell>
          <table:table-cell table:style-name="Tabel5.B3" office:value-type="string">
            <text:p text:style-name="P7"/>
          </table:table-cell>
          <table:table-cell table:style-name="Tabel5.C3" office:value-type="string">
            <text:p text:style-name="P7"/>
          </table:table-cell>
          <table:table-cell table:style-name="Tabel5.D3" office:value-type="string">
            <text:p text:style-name="P7"/>
          </table:table-cell>
        </table:table-row>
        <table:table-row table:style-name="Tabel5.1">
          <table:table-cell table:style-name="Tabel5.A4" office:value-type="string">
            <text:p text:style-name="Standard">Business Proces Model</text:p>
          </table:table-cell>
          <table:table-cell table:style-name="Tabel5.B4" office:value-type="string">
            <text:p text:style-name="P7"/>
          </table:table-cell>
          <table:table-cell table:style-name="Tabel5.C4" office:value-type="string">
            <text:p text:style-name="P7"/>
          </table:table-cell>
          <table:table-cell table:style-name="Tabel5.D4" office:value-type="string">
            <text:p text:style-name="P7"/>
          </table:table-cell>
        </table:table-row>
      </table:table>
      <text:p text:style-name="Text_20_body"/>
      <text:h text:style-name="Heading_20_1" text:outline-level="1"><text:bookmark-start text:name="__RefHeading__2464_92707104"/>Positionering<text:bookmark-end text:name="__RefHeading__2464_92707104"/></text:h>
      <text:h text:style-name="Heading_20_2" text:outline-level="2"><text:bookmark-start text:name="__RefHeading__2466_92707104"/>Het huidige bedrijfsproces<text:bookmark-end text:name="__RefHeading__2466_92707104"/></text:h>
      <text:p text:style-name="InfoBlue">[Geef een beknopte beschrijving van het huidige bedrijfsproces waarin duidelijk wordt waarom de beoogde applicatie een oplossing zou zijn voor het gesignaleerde probleem. Besteed hierbij aandacht aan de werkomgeving van de eindgebruikers.</text:p>
      <text:p text:style-name="InfoBlue">Hoofdstuk 2 is bijna altijd ook onderdeel van de offerte, en kan dan daaruit worden overgenomen.]</text:p>
      <text:h text:style-name="Heading_20_2" text:outline-level="2"><text:bookmark-start text:name="__RefHeading__2468_92707104"/>Probleemstelling<text:bookmark-end text:name="__RefHeading__2468_92707104"/></text:h>
      <text:p text:style-name="InfoBlue">[Geef beknopt weer wat het probleem is, welke belanghebbenden dit raakt en welke gevolgen dit heeft, en rond af met de belangrijkste eigenschappen van een succesvolle oplossing. Je kunt eventueel het volgende format gebruiken:]</text:p>
      <table:table table:name="Tabel6" table:style-name="Tabel6">
        <table:table-column table:style-name="Tabel6.A"/>
        <table:table-column table:style-name="Tabel6.B"/>
        <table:table-row table:style-name="Tabel6.1">
          <table:table-cell table:style-name="Tabel6.A1" office:value-type="string">
            <text:p text:style-name="Standard">Het probleem:</text:p>
          </table:table-cell>
          <table:table-cell table:style-name="Tabel6.B1" office:value-type="string">
            <text:p text:style-name="InfoBlue">[geef beknopt weer wat het probleem is]</text:p>
          </table:table-cell>
        </table:table-row>
        <table:table-row table:style-name="Tabel6.1">
          <table:table-cell table:style-name="Tabel6.A2" office:value-type="string">
            <text:p text:style-name="Standard">Dit beïnvloedt:</text:p>
          </table:table-cell>
          <table:table-cell table:style-name="Tabel6.B2" office:value-type="string">
            <text:p text:style-name="InfoBlue">[noem de belanghebbenden die direct of indirect door dit probleem worden geraakt]</text:p>
          </table:table-cell>
        </table:table-row>
        <table:table-row table:style-name="Tabel6.1">
          <table:table-cell table:style-name="Tabel6.A2" office:value-type="string">
            <text:p text:style-name="Standard">De impact hiervan is:</text:p>
          </table:table-cell>
          <table:table-cell table:style-name="Tabel6.B3" office:value-type="string">
            <text:p text:style-name="InfoBlue">[wat is de impact van het probleem?]</text:p>
          </table:table-cell>
        </table:table-row>
        <table:table-row table:style-name="Tabel6.1">
          <table:table-cell table:style-name="Tabel6.A2" office:value-type="string">
            <text:p text:style-name="Standard">Een succesvolle oplossing:</text:p>
          </table:table-cell>
          <table:table-cell table:style-name="Tabel6.B4" office:value-type="string">
            <text:p text:style-name="InfoBlue">[noem de belangrijkste eigenschappen van een succesvolle oplossing. Begin elke eigenschapbeschrijving met een werkwoord, bijv. ‘levert…’, ‘ondersteunt…’.]</text:p>
          </table:table-cell>
        </table:table-row>
      </table:table>
      <text:h text:style-name="P3" text:outline-level="2" text:is-list-header="true"/>
      <text:h text:style-name="Heading_20_2" text:outline-level="2"><text:bookmark-start text:name="__RefHeading__2470_92707104"/>Alternatieve oplossingen<text:bookmark-end text:name="__RefHeading__2470_92707104"/></text:h>
      <text:p text:style-name="InfoBlue">[Geef eventuele alternatieve oplossingen die de belanghebbenden als haalbaar beschouwen. Geef een lijst van deze alternatieve oplossingen, zonodig per belanghebbende, zo mogelijk met de belangrijkste sterke en zwakke punten per alternatief (vanuit het perspectief van de belanghebbende).</text:p>
      <text:p text:style-name="InfoBlue">Een alternatief kan ook zijn dat de status quo wordt gehandhaafd, of het kopen van een kant en klaar pakket. Zelfs in het geval dat de belanghebbenden in het geheel geen alternatief zien is dit belangrijk om vast te leggen. Gebruik daarom deze paragraaf altijd.]</text:p>
      <text:h text:style-name="Heading_20_3" text:outline-level="3">&lt;Een alternatieve oplossing&gt;</text:h>
      <text:h text:style-name="Heading_20_3" text:outline-level="3">&lt;Nog een alternatieve oplossing&gt;</text:h>
      <text:p text:style-name="Text_20_body"/>
      <text:h text:style-name="Heading_20_1" text:outline-level="1"><text:bookmark-start text:name="__RefHeading__2472_92707104"/>Belanghebbenden<text:bookmark-end text:name="__RefHeading__2472_92707104"/></text:h>
      <text:p text:style-name="InfoBlue">[Om effectief producten en diensten te kunnen leveren die tegemoet komen aan de werkelijke behoeften van de belanghebbenden in dit project, is het noodzakelijk om te weten wie alle belanghebbenden zijn en hen ook allen deel uit te laten maken van het proces van het opstellen van requirements. Een belangrijke groep van belanghebbenden wordt gevormd door de (eind)gebruikers van het systeem.</text:p>
      <text:p text:style-name="InfoBlue">Dit hoofdstuk geeft een overzicht van de belanghebbenden, hun belangen en de belangrijkste problemen die zij door de voorgestelde oplossing beantwoord denken te zien.]</text:p>
      <text:h text:style-name="Heading_20_2" text:outline-level="2"><text:bookmark-start text:name="__RefHeading__2474_92707104"/><text:bookmark-start text:name="OLE_LINK4"/><text:bookmark-start text:name="OLE_LINK3"/>Overzicht belanghebbendenvertegenwoordigers<text:bookmark-end text:name="__RefHeading__2474_92707104"/></text:h>
      <table:table table:name="Tabel7" table:style-name="Tabel7">
        <table:table-column table:style-name="Tabel7.A"/>
        <table:table-column table:style-name="Tabel7.B"/>
        <table:table-column table:style-name="Tabel7.C"/>
        <table:table-row table:style-name="Tabel7.1">
          <table:table-cell table:style-name="Tabel7.A1" office:value-type="string">
            <text:p text:style-name="Text_20_body"><text:span text:style-name="T3">Belanghebbendenrol</text:span></text:p>
          </table:table-cell>
          <table:table-cell table:style-name="Tabel7.A1" office:value-type="string">
            <text:p text:style-name="P2">Vertegenwoordiger</text:p>
          </table:table-cell>
          <table:table-cell table:style-name="Tabel7.C1" office:value-type="string">
            <text:p text:style-name="P2">Betrokkenheid</text:p>
          </table:table-cell>
        </table:table-row>
        <table:table-row table:style-name="Tabel7.1">
          <table:table-cell table:style-name="Tabel7.A2" office:value-type="string">
            <text:p text:style-name="InfoBlue">[Geef hier de belanghebbenden­­rol, bijv. projectleiding, beheer, gebruikerstype 1, gebruikerstype 2, enz.]</text:p>
          </table:table-cell>
          <table:table-cell table:style-name="Tabel7.B2" office:value-type="string">
            <text:p text:style-name="InfoBlue">[Wie vertegenwoordigt deze belanghebbendenrol? Hier hoort een naam van een persoon te staan. Elke rol die niet is ingevuld door een persoon betekent een risico, nl. een belang dat niet wordt bewaakt door de eigenaar. Het is mogelijk, bij verschillende rollen dezelfde vertegenwoordiger te kiezen, bijv. dezelfde persoon behartigt de belangen van verschillende gebruikerstypen.]</text:p>
          </table:table-cell>
          <table:table-cell table:style-name="Tabel7.C2" office:value-type="string">
            <text:p text:style-name="InfoBlue">[Hoe is de belanghebbende betrokken in het project?</text:p>
            <text:p text:style-name="InfoBlue">Wat levert deze belanghebbende aan?</text:p>
            <text:p text:style-name="InfoBlue">Relateer waar mogelijk deze betrokkenheid aan in RUP op Maat onderkende rollen, bijv. ICT Architect, Business Analist, Domeindeskundige (vaak zijn er verschillende soorten domeindeskundigen), Beheerder.]</text:p>
            <text:p text:style-name="Text_20_body"/>
          </table:table-cell>
        </table:table-row>
        <table:table-row table:style-name="Tabel7.1">
          <table:table-cell table:style-name="Tabel7.A3" office:value-type="string">
            <text:p text:style-name="P7"/>
          </table:table-cell>
          <table:table-cell table:style-name="Tabel7.B3" office:value-type="string">
            <text:p text:style-name="P7"/>
          </table:table-cell>
          <table:table-cell table:style-name="Tabel7.C3" office:value-type="string">
            <text:p text:style-name="P7"/>
          </table:table-cell>
        </table:table-row>
        <table:table-row table:style-name="Tabel7.1">
          <table:table-cell table:style-name="Tabel7.A4" office:value-type="string">
            <text:p text:style-name="P7"/>
          </table:table-cell>
          <table:table-cell table:style-name="Tabel7.B4" office:value-type="string">
            <text:p text:style-name="P7"/>
          </table:table-cell>
          <table:table-cell table:style-name="Tabel7.C4" office:value-type="string">
            <text:p text:style-name="P7"/>
          </table:table-cell>
        </table:table-row>
      </table:table>
      <text:h text:style-name="P3" text:outline-level="2" text:is-list-header="true"/>
      <text:h text:style-name="Heading_20_2" text:outline-level="2"><text:bookmark-end text:name="OLE_LINK4"/><text:bookmark-end text:name="OLE_LINK3"/><text:bookmark-start text:name="__RefHeading__2476_92707104"/>Profiel van de belanghebbenden<text:bookmark-end text:name="__RefHeading__2476_92707104"/></text:h>
      <text:p text:style-name="InfoBlue">[Beschrijf iedere groep (rol) die belang heeft in het systeem; vul voor elke onderkende belanghebbendenrol de onderstaande tabel in.]</text:p>
      <text:h text:style-name="Heading_20_3" text:outline-level="3">&lt;Belanghebbendenrol&gt;</text:h>
      <table:table table:name="Tabel8" table:style-name="Tabel8">
        <table:table-column table:style-name="Tabel8.A"/>
        <table:table-column table:style-name="Tabel8.B"/>
        <table:table-row table:style-name="Tabel8.1">
          <table:table-cell table:style-name="Tabel8.A1" office:value-type="string">
            <text:p text:style-name="P4">Beschrijving</text:p>
          </table:table-cell>
          <table:table-cell table:style-name="Tabel8.B1" office:value-type="string">
            <text:p text:style-name="InfoBlue">[Geef zonodig een beschrijving van de rol. Geef eventueel het expertisegebied aan.]</text:p>
          </table:table-cell>
        </table:table-row>
        <table:table-row table:style-name="Tabel8.1">
          <table:table-cell table:style-name="Tabel8.A1" office:value-type="string">
            <text:p text:style-name="Standard"><text:span text:style-name="T3">Verantwoordelijk­heden</text:span></text:p>
          </table:table-cell>
          <table:table-cell table:style-name="Tabel8.B1" office:value-type="string">
            <text:p text:style-name="InfoBlue">[Noem de belangrijkste verantwoordelijkheden van deze belanghebbende m.b.t. het toekomstige systeem. Bijv. deze belanghebbende:</text:p>
            <text:p text:style-name="InfoBlue">Zorgt ervoor dat het systeem onderhoudbaar is</text:p>
            <text:p text:style-name="InfoBlue">Zorgt ervoor dat de eigenschappen van het product aansluiten bij de marktvraag</text:p>
            <text:p text:style-name="InfoBlue">enz.</text:p>
            <text:p text:style-name="InfoBlue">Er zijn belanghebbenden die geen verantwoordelijkheid m.b.t. het toekomstige systeem hebben, bijv. de contractmanager. Vul dan ‘geen’ in.]</text:p>
          </table:table-cell>
        </table:table-row>
        <text:soft-page-break/>
        <table:table-row table:style-name="Tabel8.1">
          <table:table-cell table:style-name="Tabel8.A1" office:value-type="string">
            <text:p text:style-name="Standard"><text:span text:style-name="T3">Succescriteria</text:span></text:p>
          </table:table-cell>
          <table:table-cell table:style-name="Tabel8.B1" office:value-type="string">
            <text:p text:style-name="InfoBlue">[Wanneer is het project succesvol volgens deze belanghebbendenrol? Let op: de criteria voor succes zullen per belanghebbendenrol verschillen. Het boven tafel krijgen van deze verschillen is een van de sleutelelementen van de <text:span text:style-name="T3">Vision</text:span>.]</text:p>
          </table:table-cell>
        </table:table-row>
        <table:table-row table:style-name="Tabel8.1">
          <table:table-cell table:style-name="Tabel8.A1" office:value-type="string">
            <text:p text:style-name="Standard"><text:span text:style-name="T3">Opmerkingen / Issues</text:span></text:p>
          </table:table-cell>
          <table:table-cell table:style-name="Tabel8.B1" office:value-type="string">
            <text:p text:style-name="InfoBlue">[Optioneel. Noteer hier problemen die volgens deze belanghebbendenrol succes in de weg zouden staan, en andere relevante informatie m.b.t. deze belanghebbendenrol.]</text:p>
          </table:table-cell>
        </table:table-row>
      </table:table>
      <text:p text:style-name="Text_20_body"/>
      <text:h text:style-name="Heading_20_2" text:outline-level="2"><text:bookmark-start text:name="__RefHeading__2478_92707104"/>Behoeften van belanghebbenden<text:bookmark-end text:name="__RefHeading__2478_92707104"/></text:h>
      <text:p text:style-name="InfoBlue">[Geef hier de behoeften c.q. problemen weer zoals die worden ervaren door de diverse belanghebbendenrollen. Op deze manier is traceerbaar welk punt door welke belanghebbende is ingebracht. Doel van dit overzicht is behoeften aan belanghebbenden te koppelen en hier een heldere prioritering in aan te brengen.]</text:p>
      <text:h text:style-name="Heading_20_3" text:outline-level="3">&lt;Behoefte 1&gt;</text:h>
      <table:table table:name="Tabel9" table:style-name="Tabel9">
        <table:table-column table:style-name="Tabel9.A"/>
        <table:table-column table:style-name="Tabel9.B"/>
        <table:table-row table:style-name="Tabel9.1">
          <table:table-cell table:style-name="Tabel9.A1" office:value-type="string">
            <text:p text:style-name="P4">Belanghebbende</text:p>
          </table:table-cell>
          <table:table-cell table:style-name="Tabel9.B1" office:value-type="string">
            <text:p text:style-name="InfoBlue">[Zet hier de belanghebbendenrol. Er kunnen meer belanghebbendenrollen per behoefte zijn.]</text:p>
          </table:table-cell>
        </table:table-row>
        <table:table-row table:style-name="Tabel9.1">
          <table:table-cell table:style-name="Tabel9.A1" office:value-type="string">
            <text:p text:style-name="P4">Prioriteit</text:p>
          </table:table-cell>
          <table:table-cell table:style-name="Tabel9.B1" office:value-type="string">
            <text:p text:style-name="InfoBlue">[Geef (bijv. met MoSCoW) aan wat de prioriteit van deze behoefte is, gerelateerd aan de andere behoeften.]</text:p>
          </table:table-cell>
        </table:table-row>
        <table:table-row table:style-name="Tabel9.1">
          <table:table-cell table:style-name="Tabel9.A1" office:value-type="string">
            <text:p text:style-name="P4">Beschrijving</text:p>
          </table:table-cell>
          <table:table-cell table:style-name="Tabel9.B1" office:value-type="string">
            <text:p text:style-name="InfoBlue">[Beschrijf deze behoefte c.q. dit probleem.] </text:p>
          </table:table-cell>
        </table:table-row>
        <table:table-row table:style-name="Tabel9.1">
          <table:table-cell table:style-name="Tabel9.A1" office:value-type="string">
            <text:p text:style-name="P4">Huidige situatie</text:p>
          </table:table-cell>
          <table:table-cell table:style-name="Tabel9.B1" office:value-type="string">
            <text:p text:style-name="InfoBlue">[Optioneel: als de te bouwen applicatie een bestaande vervangt, omschrijf dan hoe de huidige applicatie het betreffende probleem oplost.]</text:p>
          </table:table-cell>
        </table:table-row>
        <table:table-row table:style-name="Tabel9.1">
          <table:table-cell table:style-name="Tabel9.A1" office:value-type="string">
            <text:p text:style-name="P4">Oplossing</text:p>
          </table:table-cell>
          <table:table-cell table:style-name="Tabel9.B1" office:value-type="string">
            <text:p text:style-name="InfoBlue">[Welke oplossing voor het probleem wenst de belanghebbende?]</text:p>
          </table:table-cell>
        </table:table-row>
      </table:table>
      <text:p text:style-name="InfoBlue"/>
      <text:p text:style-name="Standard"/>
      <text:h text:style-name="Heading_20_1" text:outline-level="1"><text:bookmark-start text:name="__RefHeading__2480_92707104"/>Productperspectief<text:bookmark-end text:name="__RefHeading__2480_92707104"/></text:h>
      <text:p text:style-name="InfoBlue"><text:span text:style-name="T2"><text:s/></text:span>[Zet hier het product in perspectief tot andere producten in de omgeving van de klant. Meld of het product op zichzelf staat. Als het product een component in een groter systeem is, komt hier te staan hoe deze componenten zich tot elkaar verhouden en welke interfaces er te onderscheiden zijn. Maak gebruik van een diagram om de onderlinge verbanden te laten zien.]</text:p>
      <text:h text:style-name="Heading_20_1" text:outline-level="1"><text:bookmark-start text:name="__RefHeading__2482_92707104"/>Producteigenschappen<text:bookmark-end text:name="__RefHeading__2482_92707104"/></text:h>
      <text:p text:style-name="InfoBlue">[Geef hier een lijst van gewenste functionele eigenschappen van de applicatie en prioriteer deze.</text:p>
      <text:p text:style-name="InfoBlue"><text:span text:style-name="T2"><text:s/></text:span>RUP raadt aan om te mikken op 25-99 eigenschappen. Dit is voor een klein project al te veel, hier moet je eerder aan 5-25 denken. </text:p>
      <text:p text:style-name="InfoBlue">In het geval dat het Use Case Model al voldoende is uitgewerkt, kan worden overwogen de lijst van producteigenschappen achterwege te laten. Neem in dat geval een verwijzing naar het Use Case Model op.</text:p>
      <text:p text:style-name="InfoBlue">De lijst van eigenschappen dan wel het Use Case Model verschaft de basis om de projectscope te bewaken en op verder te bouwen.]</text:p>
      <text:h text:style-name="Heading_20_1" text:outline-level="1"><text:bookmark-start text:name="__RefHeading__2484_92707104"/>Overige requirements<text:bookmark-end text:name="__RefHeading__2484_92707104"/></text:h>
      <text:h text:style-name="Heading_20_2" text:outline-level="2"><text:bookmark-start text:name="__RefHeading__2486_92707104"/>Niet-functionele requirements<text:bookmark-end text:name="__RefHeading__2486_92707104"/></text:h>
      <text:p text:style-name="InfoBlue">[Geef hier een lijst van niet-functionele requirements, zoals kwaliteit, robuustheid, usability, performance, schaalbaarheid of onderhoudbaarheid en prioriteer deze.]</text:p>
      <text:h text:style-name="Heading_20_2" text:outline-level="2"><text:bookmark-start text:name="__RefHeading__2488_92707104"/>Randvoorwaarden<text:bookmark-end text:name="__RefHeading__2488_92707104"/></text:h>
      <text:p text:style-name="InfoBlue">[Geef hier een lijst van randvoorwaarden weer waaraan voldaan moet worden om het project met succes af te kunnen ronden. Neem ook externe afhankelijkheden op, zoals andere projecten, externe systemen, leveranciers en beschikbaarheid van hardware en services. Andere voorbeelden van randvoorwaarden zijn prijs, licenties en toe te passen standaards.]</text:p>
      <text:h text:style-name="Heading_20_2" text:outline-level="2"><text:bookmark-start text:name="__RefHeading__2490_92707104"/>Documentatie requirements<text:bookmark-end text:name="__RefHeading__2490_92707104"/></text:h>
      <text:p text:style-name="InfoBlue"><text:span text:style-name="T2"><text:s/></text:span>[Geef een overzicht van specifieke documentatie requirements. Hierbij valt te denken aan:</text:p>
      <text:p text:style-name="InfoBlue"><text:span text:style-name="T2"><text:s/></text:span>Trainingsmateriaal, opleverdocumenten en beheerdocumentatie - geef aan of dit materiaal wordt verwacht, wie verantwoordelijk is, en op welk detailniveau. In RUP op Maat valt dit materiaal onder verantwoordelijkheid van de klant.</text:p>
      <text:p text:style-name="InfoBlue">Online Help - Geef aan of er een online help functie wordt verwacht, die al of niet andere documentatie vervangt, en tot welk detail de help functie moet worden gemaakt.]</text:p>
      <text:h text:style-name="Heading_20_1" text:outline-level="1"><text:bookmark-start text:name="__RefHeading__2492_92707104"/>Openstaande punten<text:bookmark-end text:name="__RefHeading__2492_92707104"/></text:h>
      <text:p text:style-name="InfoBlue">[Omdat de <text:span text:style-name="T3">Vision</text:span> goedgekeurd moet zijn door de opdrachtgever om als gezamenlijk uitgangspunt te dienen, mogen er in de 1.0 versie geen openstaande punten meer over zij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nl" fo:country="NL"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nl" fo:country="NL" style:font-name-asian="Times New Roman" style:font-size-asian="10pt" style:font-name-complex="Arial" style:font-size-complex="12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fo:font-size="14pt" fo:font-weight="bold" style:font-size-asian="14pt" style:font-weight-asian="bold" style:font-size-complex="14pt"/>
    </style:style>
    <style:style style:name="Text_20_body" style:display-name="Text body" style:family="paragraph" style:parent-style-name="Standard" style:class="text">
      <style:paragraph-properties fo:margin-top="0cm" fo:margin-bottom="0.212cm" style:contextual-spacing="false" fo:keep-together="always"/>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left="1.27cm" fo:margin-right="0cm" fo:margin-top="0.212cm" fo:margin-bottom="0.106cm" style:contextual-spacing="false" fo:text-indent="-1.27cm" style:auto-text-indent="false" fo:break-before="page" fo:keep-with-next="always"/>
      <style:text-properties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Text_20_body"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InfoBlue" style:family="paragraph" style:parent-style-name="Standard" style:next-style-name="Text_20_body">
      <style:paragraph-properties fo:margin-top="0cm" fo:margin-bottom="0.212cm" style:contextual-spacing="false">
        <style:tab-stops>
          <style:tab-stop style:position="0.953cm"/>
          <style:tab-stop style:position="2.223cm"/>
        </style:tab-stops>
      </style:paragraph-properties>
      <style:text-properties fo:color="#0000ff" fo:font-style="italic" style:font-style-asian="italic"/>
    </style:style>
    <style:style style:name="Item" style:family="paragraph" style:parent-style-name="Standard" style:next-style-name="Standard">
      <style:paragraph-properties fo:line-height="100%" fo:orphans="2" fo:widows="2"/>
      <style:text-properties fo:font-size="12pt" fo:language="nl" fo:country="NL" fo:font-weight="bold" style:font-size-asian="12pt" style:font-weight-asian="bold" style:font-size-complex="12pt"/>
    </style:style>
    <style:style style:name="Ballonteks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unten" style:family="paragraph" style:parent-style-name="Standard" style:list-style-name="WW8Num28">
      <style:paragraph-properties fo:line-height="100%" fo:orphans="2" fo:widows="2"/>
      <style:text-properties style:font-name="Times New Roman" fo:font-size="11pt" fo:language="nl" fo:country="NL" style:font-size-asian="11pt" style:font-name-complex="Times New Roman" style:font-size-complex="12pt"/>
    </style:style>
    <style:style style:name="Tekst_20_opmerking" style:display-name="Tekst opmerking" style:family="paragraph" style:parent-style-name="Standard">
      <style:text-properties style:font-size-complex="10pt"/>
    </style:style>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false" style:family="text"/>
    <style:style style:name="WW8Num1ztrue" style:family="text"/>
    <style:style style:name="WW8Num2zfalse"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false" style:family="text"/>
    <style:style style:name="WW8Num11ztrue" style:family="text"/>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false" style:family="text"/>
    <style:style style:name="WW8Num24ztrue" style:family="text"/>
    <style:style style:name="WW8Num25z0" style:family="text">
      <style:text-properties style:font-name="Times New Roman"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Wingdings" style:font-name-complex="Wingdings"/>
    </style:style>
    <style:style style:name="WW8Num28z3" style:family="text">
      <style:text-properties style:font-name="Symbol" style:font-name-complex="Symbol"/>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false" style:family="text"/>
    <style:style style:name="WW8Num31ztrue" style:family="text"/>
    <style:style style:name="WW8Num32z0" style:family="text">
      <style:text-properties style:font-name="Symbol" style:font-name-complex="Symbol"/>
    </style:style>
    <style:style style:name="WW8Num33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7z0" style:family="text">
      <style:text-properties style:font-name="Symbol" style:font-name-complex="Symbol"/>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St2z0" style:family="text">
      <style:text-properties style:font-name="Symbol" style:font-name-complex="Symbol"/>
    </style:style>
    <style:style style:name="WW8NumSt8z0" style:family="text">
      <style:text-properties style:font-name="Symbol" style:font-name-complex="Symbol"/>
    </style:style>
    <style:style style:name="Standaardalinea-lettertype" style:family="text"/>
    <style:style style:name="Footnote_20_Symbol" style:display-name="Footnote Symbol" style:family="text" style:parent-style-name="Standaardalinea-lettertype">
      <style:text-properties style:text-position="super 58%" fo:font-size="10pt" style:font-size-asian="10pt"/>
    </style:style>
    <style:style style:name="Internet_20_link" style:display-name="Internet link" style:family="text" style:parent-style-name="Standaardalinea-lettertype">
      <style:text-properties fo:color="#0000ff" style:font-name="Arial" fo:font-size="10pt" style:text-underline-style="solid" style:text-underline-width="auto" style:text-underline-color="font-color" style:font-size-asian="10pt" style:font-name-complex="Arial" style:font-size-complex="10pt"/>
    </style:style>
    <style:style style:name="InfoBlue_20_Char" style:display-name="InfoBlue Char" style:family="text" style:parent-style-name="Standaardalinea-lettertype">
      <style:text-properties fo:color="#0000ff" style:font-name="Arial" fo:language="en" fo:country="US" fo:font-style="italic" style:font-style-asian="italic" style:font-name-complex="Arial" style:language-complex="ar" style:country-complex="SA"/>
    </style:style>
    <style:style style:name="Verwijzing_20_opmerking" style:display-name="Verwijzing opmerking" style:family="text" style:parent-style-name="Standaardalinea-lettertype">
      <style:text-properties fo:font-size="8pt" style:font-size-asian="8pt"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style:list-level-properties>
      </text:outline-level-style>
      <text:outline-level-style text:level="2" text:style-name="WW8Num1ztrue" style:num-format="1" text:display-levels="2">
        <style:list-level-properties text:list-level-position-and-space-mode="label-alignment">
          <style:list-level-label-alignment text:label-followed-by="listtab"/>
        </style:list-level-properties>
      </text:outline-level-style>
      <text:outline-level-style text:level="3" text:style-name="WW8Num1ztrue" style:num-format="1" text:display-levels="3">
        <style:list-level-properties text:list-level-position-and-space-mode="label-alignment">
          <style:list-level-label-alignment text:label-followed-by="listtab"/>
        </style:list-level-properties>
      </text:outline-level-style>
      <text:outline-level-style text:level="4" text:style-name="WW8Num1ztrue" style:num-format="1" text:display-levels="4">
        <style:list-level-properties text:list-level-position-and-space-mode="label-alignment">
          <style:list-level-label-alignment text:label-followed-by="listtab"/>
        </style:list-level-properties>
      </text:outline-level-style>
      <text:outline-level-style text:level="5" text:style-name="WW8Num1ztrue" style:num-format="1" text:display-levels="5">
        <style:list-level-properties text:list-level-position-and-space-mode="label-alignment">
          <style:list-level-label-alignment text:label-followed-by="listtab"/>
        </style:list-level-properties>
      </text:outline-level-style>
      <text:outline-level-style text:level="6" text:style-name="WW8Num1ztrue" style:num-format="1" text:display-levels="6">
        <style:list-level-properties text:list-level-position-and-space-mode="label-alignment">
          <style:list-level-label-alignment text:label-followed-by="listtab"/>
        </style:list-level-properties>
      </text:outline-level-style>
      <text:outline-level-style text:level="7" text:style-name="WW8Num1ztrue" style:num-format="1" text:display-levels="7">
        <style:list-level-properties text:list-level-position-and-space-mode="label-alignment">
          <style:list-level-label-alignment text:label-followed-by="listtab"/>
        </style:list-level-properties>
      </text:outline-level-style>
      <text:outline-level-style text:level="8" text:style-name="WW8Num1ztrue" style:num-format="1" text:display-levels="8">
        <style:list-level-properties text:list-level-position-and-space-mode="label-alignment">
          <style:list-level-label-alignment text:label-followed-by="listtab"/>
        </style:list-level-properties>
      </text:outline-level-style>
      <text:outline-level-style text:level="9" text:style-name="WW8Num1ztrue"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format="1" text:display-levels="3">
        <style:list-level-properties text:list-level-position-and-space-mode="label-alignment">
          <style:list-level-label-alignment text:label-followed-by="listtab"/>
        </style:list-level-properties>
      </text:list-level-style-number>
      <text:list-level-style-number text:level="4" text:style-name="WW8Num1ztrue" style:num-format="1" text:display-levels="4">
        <style:list-level-properties text:list-level-position-and-space-mode="label-alignment">
          <style:list-level-label-alignment text:label-followed-by="listtab"/>
        </style:list-level-properties>
      </text:list-level-style-number>
      <text:list-level-style-number text:level="5" text:style-name="WW8Num1ztrue" style:num-format="1" text:display-levels="5">
        <style:list-level-properties text:list-level-position-and-space-mode="label-alignment">
          <style:list-level-label-alignment text:label-followed-by="listtab"/>
        </style:list-level-properties>
      </text:list-level-style-number>
      <text:list-level-style-number text:level="6" text:style-name="WW8Num1ztrue" style:num-format="1" text:display-levels="6">
        <style:list-level-properties text:list-level-position-and-space-mode="label-alignment">
          <style:list-level-label-alignment text:label-followed-by="listtab"/>
        </style:list-level-properties>
      </text:list-level-style-number>
      <text:list-level-style-number text:level="7" text:style-name="WW8Num1ztrue" style:num-format="1" text:display-levels="7">
        <style:list-level-properties text:list-level-position-and-space-mode="label-alignment">
          <style:list-level-label-alignment text:label-followed-by="listtab"/>
        </style:list-level-properties>
      </text:list-level-style-number>
      <text:list-level-style-number text:level="8" text:style-name="WW8Num1ztrue" style:num-format="1" text:display-levels="8">
        <style:list-level-properties text:list-level-position-and-space-mode="label-alignment">
          <style:list-level-label-alignment text:label-followed-by="listtab"/>
        </style:list-level-properties>
      </text:list-level-style-number>
      <text:list-level-style-number text:level="9" text:style-name="WW8Num1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fals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1ztru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1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1ztru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1ztru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1ztru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false"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text:style-name="WW8Num24ztru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24ztru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24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24ztru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24ztru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24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24ztru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24ztru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2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2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8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8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false"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text:style-name="WW8Num31ztrue"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31ztrue"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31ztru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31ztrue"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31ztrue"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31ztrue"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31ztrue"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31ztrue"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11" style:family="table">
      <style:table-properties style:width="16.886cm" fo:margin-left="-0.203cm" table:align="left" style:writing-mode="lr-tb"/>
    </style:style>
    <style:style style:name="Tabel11.A" style:family="table-column">
      <style:table-column-properties style:column-width="11.252cm"/>
    </style:style>
    <style:style style:name="Tabel11.B" style:family="table-column">
      <style:table-column-properties style:column-width="1.773cm"/>
    </style:style>
    <style:style style:name="Tabel11.C" style:family="table-column">
      <style:table-column-properties style:column-width="3.861cm"/>
    </style:style>
    <style:style style:name="Tabel11.1" style:family="table-row">
      <style:table-row-properties fo:keep-together="auto"/>
    </style:style>
    <style:style style:name="Tabel1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1.C1"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10" style:family="table">
      <style:table-properties style:width="16.732cm" fo:margin-left="-0.191cm" table:align="left" style:writing-mode="lr-tb"/>
    </style:style>
    <style:style style:name="Tabel10.A" style:family="table-column">
      <style:table-column-properties style:column-width="5.577cm"/>
    </style:style>
    <style:style style:name="Tabel10.1" style:family="table-row">
      <style:table-row-properties fo:keep-together="auto"/>
    </style:style>
    <style:style style:name="Tabel10.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padding-left="0cm" fo:padding-right="0cm" fo:padding-top="0.035cm" fo:padding-bottom="0cm" fo:border-left="none" fo:border-right="none" fo:border-top="0.74pt solid #000000" fo:border-bottom="none"/>
    </style:style>
    <style:style style:name="MP2"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font-weight="bold" style:font-size-asian="18pt" style:font-weight-asian="bold"/>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tyle>
    <style:style style:name="MP4" style:family="paragraph" style:parent-style-name="Standard">
      <style:text-properties fo:font-weight="bold" style:font-weight-asian="bold"/>
    </style:style>
    <style:style style:name="MP5"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6"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style>
    <style:style style:name="MP7" style:family="paragraph" style:parent-style-name="Standard">
      <style:paragraph-properties fo:margin-left="0cm" fo:margin-right="0.127cm" fo:text-align="end" style:justify-single-word="false" fo:text-indent="0cm" style:auto-text-indent="false"/>
    </style:style>
    <style:style style:name="MP8" style:family="paragraph" style:parent-style-name="Standard">
      <style:paragraph-properties fo:margin-left="0cm" fo:margin-right="0.635cm" fo:text-indent="0cm" style:auto-text-indent="false"/>
    </style:style>
    <style:style style:name="MP9" style:family="paragraph" style:parent-style-name="Standard">
      <style:paragraph-properties fo:text-align="center" style:justify-single-word="false"/>
    </style:style>
    <style:style style:name="MP10"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font-size="7pt" style:font-size-asian="7pt" style:font-size-complex="7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office:automatic-styles>
  <office:master-styles>
    <style:master-page style:name="Standard" style:page-layout-name="Mpm1">
      <style:header>
        <text:p text:style-name="Standard"/>
        <text:p text:style-name="MP1"/>
        <text:p text:style-name="MP2"><text:user-defined style:data-style-name="N0" text:name="Company">&lt;Naam bedrijf opdrachtgever&gt;</text:user-defined></text:p>
        <text:p text:style-name="MP3"/>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Eerst_20_1_20_converteren" style:display-name="Eerst 1 converteren" style:page-layout-name="Mpm2" style:next-style-name="_31__20_converteren">
      <style:header>
        <text:p text:style-name="Header"/>
      </style:header>
      <style:footer>
        <text:p text:style-name="Footer"/>
      </style:footer>
    </style:master-page>
    <style:master-page style:name="_31__20_converteren" style:display-name="1 converteren" style:page-layout-name="Mpm3">
      <style:header>
        <table:table table:name="Tabel11" table:style-name="Tabel11">
          <table:table-column table:style-name="Tabel11.A"/>
          <table:table-column table:style-name="Tabel11.B"/>
          <table:table-column table:style-name="Tabel11.C"/>
          <table:table-row table:style-name="Tabel11.1">
            <table:table-cell table:style-name="Tabel11.A1" office:value-type="string">
              <text:p text:style-name="MP4"><text:user-defined style:data-style-name="N0" text:name="Subject">&lt;Projectnaam&gt;</text:user-defined></text:p>
            </table:table-cell>
            <table:table-cell table:style-name="Tabel11.A1" office:value-type="string">
              <text:p text:style-name="MP5">Versie:</text:p>
            </table:table-cell>
            <table:table-cell table:style-name="Tabel11.C1" office:value-type="string">
              <text:p text:style-name="MP6"><text:user-defined style:data-style-name="N0" text:name="Versie">0.1</text:user-defined></text:p>
            </table:table-cell>
          </table:table-row>
          <table:table-row table:style-name="Tabel11.1">
            <table:table-cell table:style-name="Tabel11.A1" office:value-type="string">
              <text:p text:style-name="Standard"><text:user-defined style:data-style-name="N0" text:name="Title">Vision</text:user-defined></text:p>
            </table:table-cell>
            <table:table-cell table:style-name="Tabel11.A1" office:value-type="string">
              <text:p text:style-name="Standard">Datum:</text:p>
            </table:table-cell>
            <table:table-cell table:style-name="Tabel11.C1" office:value-type="string">
              <text:p text:style-name="MP7"><text:user-defined style:data-style-name="N0" text:name="Datum">1-1-2011</text:user-defined></text:p>
            </table:table-cell>
          </table:table-row>
        </table:table>
        <text:p text:style-name="Standard"/>
        <text:p text:style-name="Standard"/>
      </style:header>
      <style:footer>
        <table:table table:name="Tabel10" table:style-name="Tabel10">
          <table:table-column table:style-name="Tabel10.A" table:number-columns-repeated="3"/>
          <table:table-row table:style-name="Tabel10.1">
            <table:table-cell table:style-name="Tabel10.A1" office:value-type="string">
              <text:p text:style-name="MP8">Vertrouwelijk</text:p>
            </table:table-cell>
            <table:table-cell table:style-name="Tabel10.A1" office:value-type="string">
              <text:p text:style-name="MP9"><text:span text:style-name="MT1"></text:span><text:user-defined style:data-style-name="N0" text:name="Company">&lt;Naam bedrijf opdrachtgever&gt;</text:user-defined>, <text:user-defined style:data-style-name="N0" text:name="Datum">2011</text:user-defined></text:p>
            </table:table-cell>
            <table:table-cell table:style-name="Tabel10.A1" office:value-type="string">
              <text:p text:style-name="MP10">Pagina <text:page-number text:select-page="current">11</text:page-number> van <text:page-count style:num-format="1">11</text:page-count></text:p>
            </table:table-cell>
          </table:table-row>
        </table:table>
        <text:p text:style-name="Standard"><text:span text:style-name="MT2">Vision Template - RUP op Maat - v. </text:span><text:span text:style-name="MT2"><text:user-defined style:data-style-name="N0" text:name="Templateversie">3.00</text:user-defined></text:span><text:span text:style-name="MT2">, download de laatste versie van www.rupopmaat.nl</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lt;Projectnaam&gt;</dc:subject>
    <meta:keyword>RUP Vision template</meta:keyword>
    <dc:description>Template bij het boek RUP op Maat, zie www.rupopmaat.nl</dc:description>
    <meta:initial-creator>&lt;Auteur&gt;</meta:initial-creator>
    <meta:creation-date>2011-05-13T13:42:00</meta:creation-date>
    <dc:creator>ami12799</dc:creator>
    <dc:date>2011-05-19T14:23:00</dc:date>
    <meta:print-date>2006-03-13T16:13:00</meta:print-date>
    <meta:editing-cycles>6</meta:editing-cycles>
    <meta:editing-duration>PT1H25M</meta:editing-duration>
    <meta:document-statistic meta:table-count="11" meta:image-count="0" meta:object-count="0" meta:page-count="11" meta:paragraph-count="142" meta:word-count="1464" meta:character-count="10073" meta:non-whitespace-character-count="8756"/>
    <meta:generator>LibreOffice/4.0.3.3$Linux_x86 LibreOffice_project/400m0$Build-3</meta:generator>
    <meta:user-defined meta:name="Templateversie">3.00</meta:user-defined>
    <meta:user-defined meta:name="datum" meta:value-type="date">2010-12-31T23:00:00</meta:user-defined>
    <meta:user-defined meta:name="versie">0.1</meta:user-defined>
  </office:meta>
</office:document-meta>
</file>